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4812318412870329301" text:style-name="L1">
        <text:list-item>
          <text:list>
            <text:list-header>
              <text:p text:style-name="P13">1.5 miles averaging 9:00/mile with some paces as fast as 7:41/mile and rested about 5:00 </text:p>
              <text:p text:style-name="P13">6 x ¼ mile each in 2:00 with a ¼ mile jog before each run and ¼ mile jog at the end </text:p>
              <text:p text:style-name="P13">All jogs were at about 12/mile pace.</text:p>
              <text:p text:style-name="P13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40524842" text:continue-numbering="true" text:style-name="L1">
        <text:list-item>
          <text:list>
            <text:list-header>
              <text:p text:style-name="P13">1.5 miles averaging 9:00/mile with some paces as fast as 7:47/mile and rested about 5:00 </text:p>
              <text:p text:style-name="P13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7"><text:soft-page-break/>Sat May 5, 2018 <text:span text:style-name="T1">no running</text:span></text:p>
      <text:p text:style-name="P7"/>
      <text:p text:style-name="P7">Sun May 6, 2018 <text:span text:style-name="T1">6.5 miles</text:span> </text:p>
      <text:p text:style-name="P7">I ran 2.5 miles mainly uphill averaging 10:52/mile and rested 4 minutes.</text:p>
      <text:p text:style-name="P7">Then I ran 6 x ¼ mile with a ¼ mile jog after each run on mainly level roads. <text:s/></text:p>
      <text:p text:style-name="P7">Times for runs: 1:56, 2:00, 1:59, 1:51, 1:55, 1:53 average pace = 7:46/mile</text:p>
      <text:p text:style-name="P7">average jogging pace 11:20/mile</text:p>
      <text:p text:style-name="P7">I rested 2 minutes and then jogged 1 mile home in 11:15.</text:p>
      <text:p text:style-name="P7"/>
      <text:p text:style-name="P7">Mon May 7, 2018 <text:span text:style-name="T1">4 miles</text:span> <text:s/></text:p>
      <text:p text:style-name="P7">I ran 4 miles with Olivia Hemlock on hilly roads and paths. <text:s/>We averaged about 10:25/mi</text:p>
      <text:p text:style-name="P7"/>
      <text:p text:style-name="P7">Tues May 8, 2018 <text:span text:style-name="T1">5 miles</text:span> <text:s/></text:p>
      <text:p text:style-name="P7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7"/>
      <text:p text:style-name="P7">Wed May 9, 2018 <text:span text:style-name="T1">5 miles</text:span> <text:s/></text:p>
      <text:p text:style-name="P7">I did the same workout as yesterday and averaged 10:58/mile.</text:p>
      <text:p text:style-name="P7"/>
      <text:p text:style-name="P7">Thur May 10, 2018 <text:span text:style-name="T1">3 miles</text:span> </text:p>
      <text:p text:style-name="P7">I ran 3 miles on a very hilly course with the finish considerably higher than the start. <text:s/>The course included 1.2 mile and 0.5 mile hills that I ran at about 13min/mile. <text:s/>The overall average pace was 11:50/mile.</text:p>
      <text:p text:style-name="P7"/>
      <text:p text:style-name="P7"/>
      <text:list xml:id="list40536824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10T20:34:33.69</dc:date>
    <dc:creator>James Lombardi</dc:creator>
    <meta:editing-duration>P2DT23H45M37S</meta:editing-duration>
    <meta:editing-cycles>262</meta:editing-cycles>
    <meta:generator>OpenOffice/4.1.2$Win32 OpenOffice.org_project/412m3$Build-9782</meta:generator>
    <meta:document-statistic meta:table-count="0" meta:image-count="0" meta:object-count="0" meta:page-count="11" meta:paragraph-count="233" meta:word-count="3041" meta:character-count="14738"/>
  </office:meta>
</office:document-meta>
</file>